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c0f" officeooo:paragraph-rsid="00061c0f"/>
    </style:style>
    <style:style style:name="P2" style:family="paragraph" style:parent-style-name="Standard" style:list-style-name="L1">
      <style:text-properties officeooo:rsid="00061c0f" officeooo:paragraph-rsid="00061c0f"/>
    </style:style>
    <style:style style:name="P3" style:family="paragraph" style:parent-style-name="Standard">
      <style:text-properties officeooo:rsid="00061c0f" officeooo:paragraph-rsid="00061c0f"/>
    </style:style>
    <style:style style:name="P4" style:family="paragraph" style:parent-style-name="Standard">
      <style:text-properties officeooo:rsid="000adb45" officeooo:paragraph-rsid="000adb45"/>
    </style:style>
    <style:style style:name="T1" style:family="text">
      <style:text-properties officeooo:rsid="0007ccc8"/>
    </style:style>
    <style:style style:name="T2" style:family="text">
      <style:text-properties officeooo:rsid="0009b60c"/>
    </style:style>
    <style:style style:name="T3" style:family="text">
      <style:text-properties officeooo:rsid="000adb45"/>
    </style:style>
    <style:style style:name="T4" style:family="text">
      <style:text-properties officeooo:rsid="000af4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Towns <text:span text:style-name="T4">(idées de dev)</text:span></text:p>
      <text:p text:style-name="P1"/>
      <text:p text:style-name="P4">Doc API iTowns : <text:a xlink:type="simple" xlink:href="http://www.itowns-project.org/itowns/API_Doc/">http://www.itowns-project.org/itowns/API_Doc/</text:a></text:p>
      <text:p text:style-name="P1"/>
      <text:p text:style-name="P1">- Ajouter des layers <text:span text:style-name="T3">(dossier examples)</text:span></text:p>
      <text:p text:style-name="P1">- Ajouter des boutons pour :</text:p>
      <text:list xml:id="list5569487999858576943" text:style-name="L1">
        <text:list-item>
          <text:p text:style-name="P2">rotation du globe de 90° Est</text:p>
        </text:list-item>
        <text:list-item>
          <text:p text:style-name="P2">rotation du globe de 90° Ouest</text:p>
        </text:list-item>
        <text:list-item>
          <text:p text:style-name="P2">Inclinaison du globe de 45°</text:p>
        </text:list-item>
        <text:list-item>
          <text:p text:style-name="P2">Réinitialiser la vue</text:p>
        </text:list-item>
      </text:list>
      <text:p text:style-name="P1">- <text:span text:style-name="T1">Un outil qui affiche les coordonnées (latitude, longitude, altitude) avec possibilité de les avoir dans plusieurs projections (géographique et géodésique)</text:span></text:p>
      <text:p text:style-name="P1">- <text:span text:style-name="T2">Ajouter un bouton qui permet le centrage et zoom exacte à une position voulue</text:span></text:p>
      <text:p text:style-name="P1">- <text:span text:style-name="T2">Ajouter une bousso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4:33:28.539000000</meta:creation-date>
    <dc:date>2018-01-11T10:08:31.239000000</dc:date>
    <meta:editing-duration>PT1H42M54S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1" meta:word-count="86" meta:character-count="523" meta:non-whitespace-character-count="452"/>
  </office:meta>
</office:document-meta>
</file>